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Balli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7, 1892</text:p>
      <text:p text:style-name="P5">Month<text:tab/><text:tab/><text:tab/><text:tab/><text:tab/><text:tab/>April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A. BALLIN,/</text:p>
      <text:p text:style-name="P2">FURNITURE,/</text:p>
      <text:p text:style-name="P2">Manufacturer and Dealer in/</text:p>
      <text:p text:style-name="P2">BEDDING, CARPETS AND OIL CLOTHS,/</text:p>
      <text:p text:style-name="P2">453 EIGHTH AVENUE./</text:p>
      <text:p text:style-name="P3">New York, Apr 7 1892/</text:p>
      <text:p text:style-name="P2">Rev. Dr S. Morias[sic!]/</text:p>
      <text:p text:style-name="P2">Dear sir,/</text:p>
      <text:p text:style-name="P2"><text:tab/>Having been recommended/ to apply to you by Mr. Jos. Solomon/ of this city would state that I/ have a son between 13 &amp; 14 years of/ age that I wish to put to some/ Jewish Institution of Learning or/ Boarding School. <text:s/>I would be/ pleased if you would send me/ prospectus of your establishment &amp;c/ very Respy/ A. Balli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5:03:40.69</meta:creation-date>
    <dc:date>2011-12-01T15:08:21.15</dc:date>
    <dc:creator>Penn Libraries</dc:creator>
    <meta:editing-duration>PT00H04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52" meta:character-count="1734"/>
  </office:meta>
</office:document-meta>
</file>